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  <style:font-face style:name="Menlo" svg:font-family="Menlo"/>
  </office:font-face-decls>
  <office:automatic-styles>
    <style:style style:name="P1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Helvetica" fo:font-size="12.0pt"/>
    </style:style>
    <style:style style:name="P2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2.0pt"/>
    </style:style>
    <style:style style:name="T1" style:family="text">
      <style:text-properties style:font-name="Helvetica"/>
    </style:style>
    <style:style style:name="T2" style:family="text">
      <style:text-properties style:text-underline-style="solid"/>
    </style:style>
    <style:style style:name="T3" style:family="text">
      <style:text-properties style:text-underline-style="solid" style:text-underline-color="#00000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 text:c="16"/></text:p>
      <text:p text:style-name="P2"><text:span text:style-name="T1"><text:tab/><text:tab/><text:tab/><text:tab/><text:tab/><text:s/></text:span>MyInteger</text:p>
      <text:p text:style-name="P2">——————————————————————————————————————————————————————</text:p>
      <text:p text:style-name="P2">- value : int</text:p>
      <text:p text:style-name="P2">——————————————————————————————————————————————————————</text:p>
      <text:p text:style-name="P2">+ MyInteger (value : int)</text:p>
      <text:p text:style-name="P2">+ getValue () : int</text:p>
      <text:p text:style-name="P2">+ isEven () : boolean</text:p>
      <text:p text:style-name="P2">+ isOdd () : boolean</text:p>
      <text:p text:style-name="P2">+ isPrime () : boolean</text:p>
      <text:p text:style-name="P2"><text:span text:style-name="T2">+ isEven (value : int) : boolean</text:span></text:p>
      <text:p text:style-name="P2"><text:span text:style-name="T2">+ isOdd (value : int) : boolean</text:span></text:p>
      <text:p text:style-name="P2"><text:span text:style-name="T2">+ isPrime (value : int) : boolean</text:span></text:p>
      <text:p text:style-name="P2"><text:span text:style-name="T3">+ isEven (value : </text:span><text:span text:style-name="T2">MyInteger</text:span><text:span text:style-name="T3">) : boolean</text:span></text:p>
      <text:p text:style-name="P2"><text:span text:style-name="T3">+ isOdd (value : MyInteger) : boolean</text:span></text:p>
      <text:p text:style-name="P2"><text:span text:style-name="T3">+ isPrime (value : MyInteger) : boolean</text:span></text:p>
      <text:p text:style-name="P2">+ equals(value : int) : boolean</text:p>
      <text:p text:style-name="P2">+ equals(value : MyInteger) : boolean</text:p>
      <text:p text:style-name="P2"><text:span text:style-name="T2">+ parseInt(number : char[]) : int</text:span></text:p>
      <text:p text:style-name="P2"><text:span text:style-name="T2">+ parseInt(number : String) : i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3</meta:generator>
  </office:meta>
</office:document-meta>
</file>